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28-27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18-16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12-11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CNT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wram</text:p>
          </table:table-cell>
          <table:table-cell office:value-type="string" calcext:value-type="string">
            <text:p>25-24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g</text:p>
          </table:table-cell>
          <table:table-cell office:value-type="string" calcext:value-type="string">
            <text:p>18-16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string" calcext:value-type="string">
            <text:p>12-11</text:p>
          </table:table-cell>
          <table:table-cell office:value-type="string" calcext:value-type="string">
            <text:p>ofs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f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VRAMCNT</text:p>
          </table:table-cell>
          <table:table-cell office:value-type="string" calcext:value-type="string">
            <text:p>vram_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i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RAM_HI_CNT</text:p>
          </table:table-cell>
          <table:table-cell office:value-type="string" calcext:value-type="string">
            <text:p>vram_h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lower__b_to_upp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upper__b_to_low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DLINES_COUNT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rendered_lines_m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_TEST_REF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comparison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clear_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DEPTH</text:p>
          </table:table-cell>
          <table:table-cell/>
          <table:table-cell office:value-type="string" calcext:value-type="string">
            <text:p>14-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7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olygon_list_ram_and_vertex_ram_ov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lor_buffe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fog_shif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pixel_color_value_and_alpha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only_pixel_alpha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n_shad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_shad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_and_vector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PO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number_of_pops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RE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s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smaller_than_buffer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equal_to_buffer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_not_rend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_not_upda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dec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o_not_transform_texture_coordinate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texcoord_sourc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ormal_sourc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vertex_sourc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ette_sett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ways_transpar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no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3i5_transluc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_color_palet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16_color_palet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256_color_palett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x4_texel_compressed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5i3_translucen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irect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texture_starting_address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PLTT_BASE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1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ambient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ambient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mbient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_not_set_vertex_colo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t_diffuse_reflection_color_as_vertex_colo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diffuse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ffuse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ffuse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emission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emission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emission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specular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specular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pecular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4x_3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4x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4x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4x_0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_strip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_strip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_s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al_so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half_ful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eometry_engine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ss_than_half_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command_fifo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flow_o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ction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string" calcext:value-type="string">
            <text:p>12-8</text:p>
          </table:table-cell>
          <table:table-cell office:value-type="string" calcext:value-type="string">
            <text:p>position_and_vector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_statu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STRAM_COUNT</text:p>
          </table:table-cell>
          <table:table-cell/>
          <table:table-cell office:value-type="string" calcext:value-type="string">
            <text:p>11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RAM_COU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5-14</text:p>
          </table:table-cell>
          <table:table-cell office:value-type="string" calcext:value-type="string">
            <text:p>obj_size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3-9</text:p>
          </table:table-cell>
          <table:table-cell office:value-type="string" calcext:value-type="string">
            <text:p>affine_transformation_parameter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1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5-12</text:p>
          </table:table-cell>
          <table:table-cell office:value-type="string" calcext:value-type="string">
            <text:p>color_parameter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display_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character_name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21:29:24.923089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9-04T21:29:32.135369429</dc:date>
    <meta:editing-duration>PT22H24M29S</meta:editing-duration>
    <meta:editing-cycles>58</meta:editing-cycles>
    <meta:generator>LibreOffice/7.6.7.2$Linux_X86_64 LibreOffice_project/60$Build-2</meta:generator>
    <meta:document-statistic meta:table-count="1" meta:cell-count="1801" meta:object-count="0"/>
  </office:meta>
</office:document-meta>
</file>